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25cm" fo:min-width="4.5cm" draw:shadow="hidden" draw:shadow-opacity="100%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fo:font-size="32pt" fo:text-shadow="none" style:font-size-asian="18pt" style:font-size-complex="1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5cm" svg:height="9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cm" svg:height="1.508cm" svg:x="6cm" svg:y="1.5cm">
          <draw:text-box>
            <text:p text:style-name="P2">BTEdi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.1cm" svg:stroke-color="#000000" draw:marker-start-width="0.45cm" draw:marker-start-center="false" draw:marker-end-width="0.45cm" draw:marker-end-center="false" draw:stroke-linejoin="bevel" draw:fill="gradient" draw:fill-color="#99ccff" draw:fill-gradient-name="Radial_20_red_2f_yellow" draw:fill-hatch-name="Hatch_20_46" draw:fill-image-name="Bitmape_20_1" draw:opacity="50%" draw:fill-image-width="0cm" draw:fill-image-height="0cm" fo:padding-top="0.125cm" fo:padding-bottom="0.125cm" fo:padding-left="0.25cm" fo:padding-right="0.25cm" draw:shadow="visible" draw:shadow-offset-x="0.1cm" draw:shadow-offset-y="0.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7cm" fo:page-height="10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 a</meta:initial-creator>
    <meta:creation-date>2012-10-24T17:42:01.25</meta:creation-date>
    <dc:date>2012-10-24T19:33:47.36</dc:date>
    <dc:creator>a a</dc:creator>
    <meta:editing-duration>PT20M2S</meta:editing-duration>
    <meta:editing-cycles>12</meta:editing-cycles>
    <meta:generator>OpenOffice.org/3.3$Win32 OpenOffice.org_project/330m20$Build-9567</meta:generator>
    <meta:document-statistic meta:object-count="2"/>
  </office:meta>
</office:document-meta>
</file>